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4.22pt" svg:height="263.23pt" svg:x="824.23pt" svg:y="44.73pt">
            <draw:object draw:notify-on-update-of-ranges="Sheet1.A1:Sheet1.A1 Sheet1.B2:Sheet1.B21 Sheet1.B1:Sheet1.B1 Sheet1.A2:Sheet1.A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3pt" svg:x="337.15pt" svg:y="43.68pt">
            <draw:object draw:notify-on-update-of-ranges="Sheet1.C1:Sheet1.C1 Sheet1.D2:Sheet1.D21 Sheet1.D1:Sheet1.D1 Sheet1.C2:Sheet1.C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OPCOU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PCOUNT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9T17:13:12.408018259</meta:creation-date>
    <dc:date>2020-01-29T17:31:49.423298819</dc:date>
    <meta:editing-duration>PT18M37S</meta:editing-duration>
    <meta:editing-cycles>4</meta:editing-cycles>
    <meta:generator>LibreOffice/6.0.7.3$Linux_X86_64 LibreOffice_project/00m0$Build-3</meta:generator>
    <meta:document-statistic meta:table-count="1" meta:cell-count="8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25cm" svg:height="9.287cm" xlink:href=".." xlink:type="simple" chart:class="chart:scatter" chart:style-name="ch1">
        <chart:title svg:x="6.778cm" svg:y="0.321cm" chart:style-name="ch2">
          <text:p>Bubble Sort</text:p>
        </chart:title>
        <chart:subtitle svg:x="6.91cm" svg:y="1.285cm" chart:style-name="ch3">
          <text:p>Worst Case</text:p>
        </chart:subtitle>
        <chart:legend chart:legend-position="end" svg:x="12.485cm" svg:y="4.095cm" style:legend-expansion="high" chart:style-name="ch4"/>
        <chart:plot-area chart:style-name="ch5" table:cell-range-address="Sheet1.A1:Sheet1.B21" chart:data-source-has-labels="row" svg:x="1.331cm" svg:y="2.153cm" svg:width="10.834cm" svg:height="5.968cm">
          <chartooo:coordinate-region svg:x="1.952cm" svg:y="2.352cm" svg:width="9.84cm" svg:height="5.122cm"/>
          <chart:axis chart:dimension="x" chart:name="primary-x" chart:style-name="ch6">
            <chart:title svg:x="6.598cm" svg:y="8.306cm" chart:style-name="ch7">
              <text:p>n</text:p>
            </chart:title>
          </chart:axis>
          <chart:axis chart:dimension="y" chart:name="primary-y" chart:style-name="ch6">
            <chart:title svg:x="0.451cm" svg:y="5.776cm" chart:style-name="ch8">
              <text:p>opcount</text:p>
            </chart:title>
            <chart:grid chart:style-name="ch9" chart:class="major"/>
          </chart:axis>
          <chart:series chart:style-name="ch10" chart:values-cell-range-address="Sheet1.A2:Sheet1.A21" chart:label-cell-address="Sheet1.B1:Sheet1.B1" chart:class="chart:scatter">
            <chart:domain table:cell-range-address="Sheet1.B2:Sheet1.B21"/>
            <chart:regression-curve chart:style-name="ch11"/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2:Sheet1.B21</svg:desc>
                </draw:g>
              </table:table-cell>
              <table:table-cell office:value-type="float" office:value="0">
                <text:p>0</text:p>
                <draw:g>
                  <svg:desc>Sheet1.A2:Sheet1.A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90">
                <text:p>1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6.765cm" svg:y="0.316cm" chart:style-name="ch2">
          <text:p>Bubble Sort</text:p>
        </chart:title>
        <chart:subtitle svg:x="7.016cm" svg:y="1.275cm" chart:style-name="ch3">
          <text:p>Best Case</text:p>
        </chart:subtitle>
        <chart:legend chart:legend-position="end" svg:x="15.058cm" svg:y="4.203cm" style:legend-expansion="high" chart:style-name="ch4"/>
        <chart:plot-area chart:style-name="ch5" table:cell-range-address="Sheet1.C1:Sheet1.D21" chart:data-source-has-labels="row" svg:x="0.319cm" svg:y="2.138cm" svg:width="14.42cm" svg:height="6.687cm">
          <chartooo:coordinate-region svg:x="1.046cm" svg:y="2.337cm" svg:width="13.506cm" svg:height="5.841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Sheet1.C2:Sheet1.C21" chart:label-cell-address="Sheet1.D1:Sheet1.D1" chart:class="chart:scatter">
            <chart:domain table:cell-range-address="Sheet1.D2:Sheet1.D21"/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n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D2:Sheet1.D21</svg:desc>
                </draw:g>
              </table:table-cell>
              <table:table-cell office:value-type="float" office:value="0">
                <text:p>0</text:p>
                <draw:g>
                  <svg:desc>Sheet1.C2:Sheet1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